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orem ipsum dolor sit amet, consectetur adipiscing elit. Fusce lobortis arcu et ullamcorper bibendum. Proin lacinia eget dolor nec malesuada. Mauris sed mollis risus. Phasellus sit amet nulla pulvinar, porttitor augue eget, volutpat enim. Etiam at leo vitae ex fringilla pulvinar. Morbi dapibus ante vitae mi iaculis, rutrum pharetra eros lobortis. Ut at tempus nunc. Cras a porttitor ipsum. Maecenas sed justo nisi. </text:p>
      <text:section text:style-name="Sect1" text:name="lipsum">
        <text:p text:style-name="Text_20_body">Vestibulum bibendum vel mauris a placerat. Pellentesque condimentum egestas ante vitae hendrerit. Maecenas et fringilla metus. Nam tristique lectus eu massa elementum, non dapibus mi interdum. Aenean vulputate vel ante ac tristique. Integer aliquam, ipsum in viverra sollicitudin, mauris eros dictum enim, consequat auctor est tortor sit amet odio. Suspendisse urna nisl, vulputate vel ante eget, luctus finibus mi. Maecenas eget gravida massa, nec ornare neque. Nunc pellentesque orci nibh, nec cursus lectus iaculis nec. Proin eleifend ex vel dolor sodales interdum. </text:p>
        <text:p text:style-name="Text_20_body">Sed tempus ante in pharetra cursus. Nullam et nibh vel nisi pellentesque maximus. Nunc aliquet hendrerit ultrices. Suspendisse faucibus mattis orci, in tempus sapien dignissim at. Praesent sapien tortor, mollis quis ultricies vel, vulputate ut sem. Nam at dapibus dolor. Sed placerat imperdiet orci, ac vulputate turpis imperdiet ac. Pellentesque maximus, tellus in tincidunt facilisis, metus elit dapibus tellus, sed accumsan mi sem eget turpis. Donec ut consectetur ex, at rhoncus enim. Curabitur porttitor erat ac mauris aliquet congue. In eu metus eu lacus congue scelerisque. Cras vel placerat tortor. In placerat ut metus in semper. Ut facilisis est eu neque dignissim, non pharetra magna gravida. </text:p>
        <text:p text:style-name="Text_20_body">Phasellus auctor sagittis quam a finibus. Donec vel dui eget risus euismod interdum. Duis consequat faucibus elit viverra venenatis. Maecenas venenatis sem at justo vulputate, in consequat metus accumsan. Fusce ligula turpis, cursus in aliquet quis, pharetra vel mi. Integer tempor sollicitudin lectus quis suscipit. In in hendrerit ante, id suscipit erat. Suspendisse interdum nibh nec dignissim luctus. Nam sit amet justo in felis aliquet sagittis. Fusce nec metus auctor, fringilla odio ac, vehicula lectus. Nullam accumsan, diam ut viverra luctus, metus diam varius eros, vitae lacinia erat magna sit amet ante. In interdum velit id sapien rutrum, eu gravida elit pharetra. </text:p>
        <text:p text:style-name="Text_20_body">Etiam cursus, ligula iaculis tempus laoreet, neque tellus varius urna, et imperdiet diam nibh sed leo. Aliquam condimentum tellus in hendrerit tincidunt. Aenean bibendum neque at accumsan pellentesque. Maecenas egestas sed eros quis feugiat. Nullam risus augue, cursus sit amet est eu, pretium volutpat nibh. Aliquam in urna viverra, porttitor lorem quis, gravida massa. Nunc vitae faucibus justo, non molestie elit. Pellentesque dictum faucibus elit, vitae lobortis arcu tristique eu. Pellentesque habitant morbi tristique senectus et netus et malesuada fames ac turpis egestas. </text:p>
        <text:p text:style-name="Text_20_body">Sed vel justo at purus tristique molestie in sit amet augue. Quisque ullamcorper venenatis mi at facilisis. Pellentesque suscipit nunc at mauris rhoncus, vel suscipit augue maximus. Suspendisse eget ex sit amet diam gravida hendrerit. In ultrices ex sem, id vestibulum eros tempor ut. Proin ullamcorper tellus dolor, eu congue nisi malesuada at. Sed sit amet cursus dolor. Aenean blandit est a risus vehicula fringilla. Maecenas elementum consequat vestibulum. Aenean sed tempor dolor, non aliquam ligula. Sed ut ipsum augue. </text:p>
        <text:p text:style-name="Text_20_body">Integer euismod volutpat lacus nec maximus. Integer eu magna sit amet est pretium pellentesque. Vivamus a sem nec est pretium sollicitudin. Phasellus sodales vel lorem at faucibus. Nullam tincidunt magna ut eros dignissim volutpat ac quis felis. Ut suscipit, ligula in tempor maximus, nibh turpis scelerisque velit, a vehicula lorem dui quis erat. Fusce sed mattis mi. Fusce hendrerit quam in mauris rhoncus suscipit. Class aptent taciti sociosqu ad litora torquent per conubia nostra, per inceptos himenaeos. Fusce pellentesque odio leo, ac dictum augue aliquet at. Vivamus dolor mauris, varius a semper in, suscipit sagittis purus. Suspendisse bibendum, mauris at porttitor eleifend, dolor risus sagittis leo, et eleifend purus nunc nec turpis. Duis eleifend, velit sit amet varius viverra, purus diam rhoncus orci, sit amet commodo tellus neque sit amet erat. Fusce quis pharetra diam. Curabitur feugiat, <text:soft-page-break/>ligula non fermentum maximus, dolor lectus consectetur ipsum, quis sagittis arcu felis egestas purus. </text:p>
        <text:p text:style-name="Text_20_body">Sed consectetur hendrerit augue, id egestas diam tincidunt at. Mauris a leo non ipsum placerat mollis id quis justo. Sed ut felis id nisl imperdiet facilisis sit amet eu arcu. Nullam in dolor augue. Donec blandit sapien eget risus feugiat porttitor. Sed sit amet justo at libero ultrices sodales. Lorem ipsum dolor sit amet, consectetur adipiscing elit. Nulla facilisi. Quisque et faucibus ante. </text:p>
        <text:p text:style-name="Text_20_body">Pellentesque pellentesque accumsan massa, eget tincidunt tellus vehicula non. Vestibulum ut imperdiet ligula. Donec non congue mi, vitae aliquam nibh. Fusce congue mi id ligula luctus dapibus. Integer convallis lorem a eros laoreet ultrices. Nulla ac dignissim nibh. Nulla ornare finibus ex, vitae ultrices magna ultrices nec. </text:p>
        <text:p text:style-name="Text_20_body">Suspendisse pulvinar metus nec efficitur imperdiet. Proin mollis auctor dolor, eu rutrum eros ultricies sit amet. Maecenas quam mauris, blandit pellentesque dolor ac, efficitur lacinia orci. Nunc vitae arcu non metus malesuada aliquam. Sed ornare vestibulum quam sit amet imperdiet. Vivamus finibus magna sapien, quis dapibus lorem sollicitudin ut. Pellentesque at purus ac nibh hendrerit faucibus. </text:p>
        <text:p text:style-name="Text_20_body">Suspendisse potenti. Fusce posuere ut arcu sed aliquam. Integer fermentum arcu sit amet lacus maximus volutpat. Aenean blandit congue metus et pellentesque. Nam tristique lacinia eros ut tempus. Nunc ultrices blandit arcu quis elementum. Aliquam lacus felis, tincidunt congue purus elementum, sollicitudin consequat quam. Orci varius natoque penatibus et magnis dis parturient montes, nascetur ridiculus mus. Suspendisse nunc diam, condimentum efficitur mi id, dignissim posuere felis. Donec porta urna finibus tellus fringilla facilisis. Nam consectetur et leo in elementum. Curabitur tincidunt tortor neque, non fringilla felis varius et. </text:p>
        <text:p text:style-name="Text_20_body">Sed bibendum tempor justo, ut tristique velit porttitor in. Sed suscipit, massa vitae malesuada imperdiet, neque sem mattis nulla, at efficitur sem ligula a arcu. In ornare, lectus et interdum sodales, arcu erat rutrum lacus, at pulvinar enim urna ac lorem. Phasellus ante lorem, imperdiet eu vehicula sed, pellentesque et nulla. Maecenas placerat massa elit, in suscipit magna porttitor quis. Donec sed ligula consectetur, semper est in, euismod dui. Phasellus eu urna quis neque dictum ultricies eu sagittis nisl. Donec sed felis sapien. Maecenas sagittis felis id faucibus efficitur. </text:p>
        <text:p text:style-name="Text_20_body">Nullam elementum, dui id mattis aliquet, eros ligula molestie purus, quis varius nibh felis at mauris. Vivamus lacus neque, efficitur in euismod nec, dictum eu quam. Curabitur rutrum neque mi, nec pharetra lorem volutpat vitae. Vestibulum ultricies, tellus a rhoncus vestibulum, eros nisl viverra lorem, a mattis orci lacus lobortis odio. Nullam a porta sapien. Donec felis justo, luctus at velit nec, consequat condimentum quam. Sed varius quam nec dapibus auctor. </text:p>
        <text:p text:style-name="Text_20_body">Mauris sem augue, aliquet et luctus in, efficitur nec velit. Pellentesque facilisis tellus vel sapien volutpat iaculis vel nec dui. Aenean ac arcu ex. Integer sed elit pharetra, tincidunt nibh eget, viverra elit. Aenean gravida, nisl at aliquet egestas, orci nisi placerat quam, ut rhoncus tellus nisl et dui. Class aptent taciti sociosqu ad litora torquent per conubia nostra, per inceptos himenaeos. Donec lectus sapien, lacinia nec consequat et, aliquam eu purus. </text:p>
        <text:p text:style-name="Text_20_body">Integer aliquet, est ac rhoncus egestas, justo elit sollicitudin nibh, eget commodo sem nunc sed lectus. Duis aliquet purus vel metus venenatis, nec auctor orci aliquam. Fusce a metus sagittis, lacinia lacus ac, sollicitudin velit. Suspendisse elit nulla, fringilla sit amet volutpat in, posuere sed elit. Vestibulum quis diam massa. Nam aliquam tincidunt sem ut scelerisque. Integer sit amet odio odio. Pellentesque efficitur nibh eu orci eleifend, vel molestie lorem porta. Vestibulum bibendum sapien id metus gravida, ac pharetra elit vulputate. Phasellus mattis ligula sit amet sapien faucibus, vitae sodales mauris porta. Phasellus cursus cursus nibh. </text:p>
        <text:p text:style-name="Text_20_body">Duis dictum nulla arcu, sit amet malesuada nulla suscipit ultrices. Pellentesque et diam sapien. Donec finibus justo massa, vel viverra nisl bibendum eget. Curabitur augue nisl, hendrerit eu egestas vel, <text:soft-page-break/>ultricies id diam. Ut elementum diam ut dolor tincidunt tincidunt. Aliquam diam risus, tincidunt at tristique in, varius a leo. Aenean ac eleifend odio, nec pharetra nisl. Morbi luctus lorem molestie ante viverra, eu tincidunt arcu imperdiet. </text:p>
        <text:p text:style-name="Text_20_body">Quisque eget velit sit amet est tincidunt vehicula. Fusce auctor molestie semper. Mauris tempus justo id elit tristique vehicula. Cras pulvinar urna eget pellentesque faucibus. Phasellus ut mauris euismod, facilisis lorem in, feugiat quam. Pellentesque molestie iaculis magna, ut efficitur quam tempor sed. Sed tempor quam odio, at ultricies nisl efficitur in. In vitae ex id turpis imperdiet euismod. Maecenas consectetur auctor tellus efficitur commodo. Praesent porta ultrices nunc, nec tincidunt lorem eleifend eget. Aenean varius in felis ut finibus. </text:p>
        <text:p text:style-name="Text_20_body">Praesent gravida luctus gravida. Integer sit amet rhoncus velit, ut dapibus ligula. Etiam congue sapien nec turpis euismod, vel interdum neque congue. Maecenas commodo pellentesque magna, in fringilla lorem aliquet vitae. Suspendisse mollis est lectus. Sed luctus orci vel varius aliquam. Donec ac gravida est, at sodales turpis. Aliquam erat volutpat. Proin volutpat elit sit amet finibus tempus. Praesent ac euismod nisi. Mauris at arcu et risus feugiat congue id in lorem. Etiam et ante eros. Cras est quam, rutrum eget ultricies quis, efficitur quis augue. Pellentesque sit amet venenatis urna. </text:p>
        <text:p text:style-name="Text_20_body">Donec suscipit, ex sit amet convallis aliquet, leo lectus ornare risus, ut suscipit nibh ipsum eget leo. Sed id tincidunt elit. Sed condimentum risus libero, in convallis dui rutrum a. Phasellus consequat sollicitudin quam ut fermentum. Mauris congue eu justo ac consectetur. Donec pretium mi a neque hendrerit, eu finibus odio aliquet. Donec blandit turpis ac est egestas, in mollis risus dictum. Donec ornare eros tempus nulla vulputate consectetur. Mauris hendrerit elementum diam, at mattis felis dictum sit amet. </text:p>
        <text:p text:style-name="Text_20_body">Nulla eget nibh mauris. Curabitur dignissim nisi nibh, vel iaculis magna posuere pharetra. Sed semper arcu ac massa porta mollis. Praesent tincidunt tellus quis faucibus ornare. Vestibulum quis aliquam mi, id mollis magna. Aenean a pretium enim. Integer felis libero, consequat nec gravida eu, viverra sed sapien. Etiam varius purus vitae tincidunt mattis. Sed dapibus justo vel accumsan lobortis. In dictum massa tincidunt orci tempus, ac rhoncus mauris volutpat. Nulla convallis leo sed tellus tincidunt, sed vehicula nisl pharetra. Sed pharetra sagittis sodales. Nullam vitae nibh sit amet orci molestie fringilla. Suspendisse potenti. Etiam massa leo, euismod eu volutpat et, mattis sit amet neque. </text:p>
        <text:p text:style-name="Text_20_body">Donec sit amet ex sit amet justo dapibus tristique et eget orci. Morbi dapibus id nisl nec congue. Suspendisse tempus viverra euismod. Cras mollis volutpat nulla, et varius ante pharetra dictum. Sed efficitur mi mauris, sit amet viverra orci rhoncus sit amet. Nunc vitae commodo est, sit amet vulputate orci. Nulla iaculis mauris ut nulla vestibulum cursus. Etiam quis sem velit. Ut sit amet pellentesque risus, at tempus ante. </text:p>
        <text:p text:style-name="Text_20_body">Sed ornare turpis vitae leo suscipit interdum. Donec ullamcorper mi nec massa viverra malesuada. Class aptent taciti sociosqu ad litora torquent per conubia nostra, per inceptos himenaeos. Lorem ipsum dolor sit amet, consectetur adipiscing elit. Cras cursus faucibus magna ut tempor. Nulla vel elementum magna. Sed sit amet est eget justo ullamcorper ullamcorper. Mauris pharetra, nisi eget lacinia molestie, erat odio imperdiet dui, vitae lacinia leo tortor et orci. </text:p>
        <text:p text:style-name="Text_20_body">Nullam malesuada ac tortor vitae tristique. In hac habitasse platea dictumst. Duis vel accumsan nibh. Nam feugiat metus et mattis rhoncus. Integer tempor ut risus varius vulputate. Duis pulvinar rutrum nibh eu finibus. Donec nec orci at augue luctus rutrum. </text:p>
        <text:p text:style-name="Text_20_body">Morbi id magna quis nulla fermentum hendrerit eget a purus. Aliquam nec mauris mattis urna pulvinar dictum at ut ligula. Integer molestie mauris quis magna sagittis facilisis. Nullam consequat pellentesque orci a semper. Curabitur venenatis sed est non convallis. Proin vitae vehicula tellus. Curabitur ac finibus turpis, in pharetra nisl. Nam dui lorem, vehicula a pretium nec, eleifend eu metus. Donec eros <text:soft-page-break/>leo, sollicitudin at felis et, vulputate luctus ex. Cras vehicula erat ac scelerisque ultricies. Donec in arcu quis diam imperdiet tincidunt ut eget elit. Maecenas vitae imperdiet orci. Nullam euismod dui a scelerisque vulputate. </text:p>
        <text:p text:style-name="Text_20_body">Aliquam luctus suscipit cursus. Morbi ut scelerisque mi. Nullam molestie ultrices orci, nec rutrum tellus auctor sed. Mauris quis ex sed elit lacinia hendrerit. Nam malesuada suscipit enim, vel consequat leo dignissim sit amet. Duis vitae sollicitudin turpis, sit amet venenatis nisl. Integer interdum, nisl at venenatis tempor, lorem diam bibendum leo, nec pretium nulla nunc at tellus. Nam non rhoncus libero. Maecenas euismod, nibh sit amet feugiat condimentum, magna sem auctor enim, luctus dapibus neque dui vel eros. Sed pellentesque euismod pulvinar. Integer ut eleifend ligula, in hendrerit elit. Mauris porttitor odio at scelerisque iaculis. Suspendisse porta erat sem. Sed tempus nisl eu ex maximus pharetra. Proin felis diam, elementum aliquam eleifend sed, bibendum ultrices nibh.</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u" fo:country="ES"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u" fo:country="E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bai Gurrutxaga</meta:initial-creator>
    <meta:creation-date>2011-12-22T16:20:34</meta:creation-date>
    <meta:generator>LibreOffice/7.3.7.2$Linux_X86_64 LibreOffice_project/30$Build-2</meta:generator>
    <dc:date>2023-11-07T12:44:49.733460013</dc:date>
    <dc:creator>Ibai Gurrutxaga</dc:creator>
    <meta:editing-duration>PT11S</meta:editing-duration>
    <meta:editing-cycles>2</meta:editing-cycles>
    <meta:document-statistic meta:table-count="0" meta:image-count="0" meta:object-count="0" meta:page-count="4" meta:paragraph-count="25" meta:word-count="2061" meta:character-count="13832" meta:non-whitespace-character-count="11772"/>
  </office:meta>
</office:document-meta>
</file>